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Çizelge1" table:style-name="ta1">
        <table:table-column table:style-name="co1" table:number-columns-repeated="1024" table:default-cell-style-name="ce4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Toplam_Puan</text:p>
          </table:table-cell>
          <table:table-cell office:value-type="string" calcext:value-type="string">
            <text:p>Adım</text:p>
          </table:table-cell>
          <table:table-cell table:number-columns-repeated="95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8"/>
          <table:table-cell table:formula="of:=SUM([.BD4:.BJ4];[.BA3:.BD3];[.BA4:.BA5];[.AP5:.AZ5];[.AP6:.AP7];[.AL7:.AO7];[.AL4:.AL6];[.U4:.AK4];[.U5:.U6];[.O6:.T6];[.E5:.O5];[.E6:.E7];[.B7:.D7])" office:value-type="float" office:value="349" calcext:value-type="float">
            <text:p>349</text:p>
          </table:table-cell>
          <table:table-cell office:value-type="float" office:value="74" calcext:value-type="float">
            <text:p>74</text:p>
          </table:table-cell>
          <table:table-cell table:number-columns-repeated="95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3" calcext:value-type="float">
            <text:p>3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2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10" calcext:value-type="float">
            <text:p>10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3" calcext:value-type="float">
            <text:p>3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3" calcext:value-type="float">
            <text:p>3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10" calcext:value-type="float">
            <text:p>10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6" table:formula="of:=ROUND(ORG.LIBREOFFICE.RAND.NV()*10)" office:value-type="float" office:value="0" calcext:value-type="float">
            <text:p>0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6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0" calcext:value-type="float">
            <text:p>0</text:p>
          </table:table-cell>
          <table:table-cell table:style-name="ce6" table:formula="of:=ROUND(ORG.LIBREOFFICE.RAND.NV()*10)" office:value-type="float" office:value="3" calcext:value-type="float">
            <text:p>3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7" calcext:value-type="float">
            <text:p>7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6" table:formula="of:=ROUND(ORG.LIBREOFFICE.RAND.NV()*10)" office:value-type="float" office:value="2" calcext:value-type="float">
            <text:p>2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6" table:formula="of:=ROUND(ORG.LIBREOFFICE.RAND.NV()*10)" office:value-type="float" office:value="6" calcext:value-type="float">
            <text:p>6</text:p>
          </table:table-cell>
          <table:table-cell table:style-name="ce6" table:formula="of:=ROUND(ORG.LIBREOFFICE.RAND.NV()*10)" office:value-type="float" office:value="9" calcext:value-type="float">
            <text:p>9</text:p>
          </table:table-cell>
          <table:table-cell table:style-name="ce6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2" calcext:value-type="float">
            <text:p>2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3" calcext:value-type="float">
            <text:p>3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5" calcext:value-type="float">
            <text:p>5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5" calcext:value-type="float">
            <text:p>5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5" table:formula="of:=ROUND(ORG.LIBREOFFICE.RAND.NV()*10)" office:value-type="float" office:value="8" calcext:value-type="float">
            <text:p>8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2" calcext:value-type="float">
            <text:p>2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7" calcext:value-type="float">
            <text:p>7</text:p>
          </table:table-cell>
          <table:table-cell table:style-name="ce5" table:formula="of:=ROUND(ORG.LIBREOFFICE.RAND.NV()*10)" office:value-type="float" office:value="7" calcext:value-type="float">
            <text:p>7</text:p>
          </table:table-cell>
          <table:table-cell table:style-name="ce7" table:formula="of:=ROUND(ORG.LIBREOFFICE.RAND.NV()*10)" office:value-type="float" office:value="6" calcext:value-type="float">
            <text:p>6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5" table:formula="of:=ROUND(ORG.LIBREOFFICE.RAND.NV()*10)" office:value-type="float" office:value="10" calcext:value-type="float">
            <text:p>10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9" calcext:value-type="float">
            <text:p>9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7" table:formula="of:=ROUND(ORG.LIBREOFFICE.RAND.NV()*10)" office:value-type="float" office:value="1" calcext:value-type="float">
            <text:p>1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4" calcext:value-type="float">
            <text:p>4</text:p>
          </table:table-cell>
          <table:table-cell table:style-name="ce5" table:formula="of:=ROUND(ORG.LIBREOFFICE.RAND.NV()*10)" office:value-type="float" office:value="0" calcext:value-type="float">
            <text:p>0</text:p>
          </table:table-cell>
          <table:table-cell table:style-name="ce7" table:formula="of:=ROUND(ORG.LIBREOFFICE.RAND.NV()*10)" office:value-type="float" office:value="3" calcext:value-type="float">
            <text:p>3</text:p>
          </table:table-cell>
          <table:table-cell table:style-name="ce5" table:formula="of:=ROUND(ORG.LIBREOFFICE.RAND.NV()*10)" office:value-type="float" office:value="6" calcext:value-type="float">
            <text:p>6</text:p>
          </table:table-cell>
          <table:table-cell table:style-name="ce8"/>
          <table:table-cell table:number-columns-repeated="96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8"/>
          <table:table-cell table:number-columns-repeated="96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3T18:47:15.810000000</dc:date>
    <meta:editing-duration>PT22M43S</meta:editing-duration>
    <meta:editing-cycles>12</meta:editing-cycles>
    <meta:generator>LibreOffice/7.1.1.2$Windows_X86_64 LibreOffice_project/fe0b08f4af1bacafe4c7ecc87ce55bb426164676</meta:generator>
    <meta:document-statistic meta:table-count="1" meta:cell-count="748" meta:object-count="0"/>
  </office:meta>
</office:document-meta>
</file>